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917in" fo:margin-left="-0.2993in" fo:margin-top="0in" fo:margin-bottom="0in" table:align="left" style:writing-mode="lr-tb"/>
    </style:style>
    <style:style style:name="Table1.A" style:family="table-column">
      <style:table-column-properties style:column-width="3.3479in"/>
    </style:style>
    <style:style style:name="Table1.B" style:family="table-column">
      <style:table-column-properties style:column-width="3.5431in"/>
    </style:style>
    <style:style style:name="Table1.1" style:family="table-row">
      <style:table-row-properties style:min-row-height="0.2208in" fo:keep-together="always"/>
    </style:style>
    <style:style style:name="Table1.A1" style:family="table-cell">
      <style:table-cell-properties fo:padding-left="0.0521in" fo:padding-right="0.0486in" fo:padding-top="0in" fo:padding-bottom="0in" fo:border="0.5pt solid #00000a"/>
    </style:style>
    <style:style style:name="Table1.2" style:family="table-row">
      <style:table-row-properties style:min-row-height="0.3375in" fo:keep-together="always"/>
    </style:style>
    <style:style style:name="Table1.5" style:family="table-row">
      <style:table-row-properties style:min-row-height="0.5167in" fo:keep-together="always"/>
    </style:style>
    <style:style style:name="Table1.6" style:family="table-row">
      <style:table-row-properties style:min-row-height="0.1688in" fo:keep-together="always"/>
    </style:style>
    <style:style style:name="Table1.7" style:family="table-row">
      <style:table-row-properties style:min-row-height="0.1583in" fo:keep-together="auto"/>
    </style:style>
    <style:style style:name="Table1.8" style:family="table-row">
      <style:table-row-properties style:min-row-height="2.1625in" fo:keep-together="auto"/>
    </style:style>
    <style:style style:name="Table1.10" style:family="table-row">
      <style:table-row-properties style:min-row-height="1.3in" fo:keep-together="auto"/>
    </style:style>
    <style:style style:name="Table2" style:family="table">
      <style:table-properties style:width="6.8917in" fo:margin-left="-0.2993in" fo:margin-top="0in" fo:margin-bottom="0in" table:align="left" style:writing-mode="lr-tb"/>
    </style:style>
    <style:style style:name="Table2.A" style:family="table-column">
      <style:table-column-properties style:column-width="3.3479in"/>
    </style:style>
    <style:style style:name="Table2.B" style:family="table-column">
      <style:table-column-properties style:column-width="3.5431in"/>
    </style:style>
    <style:style style:name="Table2.1" style:family="table-row">
      <style:table-row-properties style:min-row-height="0.2208in" fo:keep-together="always"/>
    </style:style>
    <style:style style:name="Table2.A1" style:family="table-cell">
      <style:table-cell-properties fo:padding-left="0.0521in" fo:padding-right="0.0486in" fo:padding-top="0in" fo:padding-bottom="0in" fo:border="0.5pt solid #00000a"/>
    </style:style>
    <style:style style:name="Table2.2" style:family="table-row">
      <style:table-row-properties style:min-row-height="0.3375in" fo:keep-together="always"/>
    </style:style>
    <style:style style:name="Table2.5" style:family="table-row">
      <style:table-row-properties style:min-row-height="0.5167in" fo:keep-together="always"/>
    </style:style>
    <style:style style:name="Table2.6" style:family="table-row">
      <style:table-row-properties style:min-row-height="0.1688in" fo:keep-together="always"/>
    </style:style>
    <style:style style:name="Table2.7" style:family="table-row">
      <style:table-row-properties style:min-row-height="0.1583in" fo:keep-together="auto"/>
    </style:style>
    <style:style style:name="Table2.8" style:family="table-row">
      <style:table-row-properties style:min-row-height="1.5931in" fo:keep-together="auto"/>
    </style:style>
    <style:style style:name="Table2.10" style:family="table-row">
      <style:table-row-properties style:min-row-height="2.5736in" fo:keep-together="auto"/>
    </style:style>
    <style:style style:name="Table2.11" style:family="table-row">
      <style:table-row-properties style:min-row-height="1.5424in" fo:keep-together="auto"/>
    </style:style>
    <style:style style:name="P1" style:family="paragraph" style:parent-style-name="Standard">
      <style:text-properties officeooo:rsid="001735f4" officeooo:paragraph-rsid="001735f4"/>
    </style:style>
    <style:style style:name="P2" style:family="paragraph" style:parent-style-name="Standard">
      <style:text-properties officeooo:rsid="001735f4" officeooo:paragraph-rsid="002f1467"/>
    </style:style>
    <style:style style:name="P3" style:family="paragraph" style:parent-style-name="Standard">
      <style:text-properties fo:font-weight="bold" officeooo:rsid="001735f4" officeooo:paragraph-rsid="001735f4" style:font-weight-asian="bold" style:font-weight-complex="bold"/>
    </style:style>
    <style:style style:name="P4" style:family="paragraph" style:parent-style-name="Standard">
      <style:text-properties fo:font-weight="bold" officeooo:rsid="0018ac4a" officeooo:paragraph-rsid="0018ac4a" style:font-weight-asian="bold" style:font-weight-complex="bold"/>
    </style:style>
    <style:style style:name="P5" style:family="paragraph" style:parent-style-name="Standard">
      <style:text-properties fo:font-weight="bold" officeooo:rsid="001a0e96" officeooo:paragraph-rsid="001a0e96" style:font-weight-asian="bold" style:font-weight-complex="bold"/>
    </style:style>
    <style:style style:name="P6" style:family="paragraph" style:parent-style-name="Standard">
      <style:text-properties fo:font-weight="bold" officeooo:rsid="001bc32a" officeooo:paragraph-rsid="001bc32a" style:font-weight-asian="bold" style:font-weight-complex="bold"/>
    </style:style>
    <style:style style:name="P7" style:family="paragraph" style:parent-style-name="Standard">
      <style:text-properties fo:font-weight="bold" officeooo:rsid="001e9df7" officeooo:paragraph-rsid="001e9df7" style:font-weight-asian="bold" style:font-weight-complex="bold"/>
    </style:style>
    <style:style style:name="P8" style:family="paragraph" style:parent-style-name="Standard">
      <style:text-properties fo:font-weight="bold" officeooo:rsid="001f2a91" officeooo:paragraph-rsid="001f2a91" style:font-weight-asian="bold" style:font-weight-complex="bold"/>
    </style:style>
    <style:style style:name="P9" style:family="paragraph" style:parent-style-name="Standard">
      <style:text-properties officeooo:rsid="00201ba8" officeooo:paragraph-rsid="00201ba8"/>
    </style:style>
    <style:style style:name="P10" style:family="paragraph" style:parent-style-name="Standard">
      <style:text-properties fo:font-weight="normal" officeooo:rsid="003575bb" officeooo:paragraph-rsid="003575bb" style:font-weight-asian="normal" style:font-weight-complex="normal"/>
    </style:style>
    <style:style style:name="P11" style:family="paragraph" style:parent-style-name="Standard">
      <style:text-properties officeooo:rsid="0020cbb0" officeooo:paragraph-rsid="0020cbb0"/>
    </style:style>
    <style:style style:name="P12" style:family="paragraph" style:parent-style-name="Standard">
      <style:text-properties officeooo:rsid="00212431" officeooo:paragraph-rsid="00212431"/>
    </style:style>
    <style:style style:name="P13" style:family="paragraph" style:parent-style-name="Standard">
      <style:text-properties officeooo:rsid="0022618e" officeooo:paragraph-rsid="0022618e"/>
    </style:style>
    <style:style style:name="P14" style:family="paragraph" style:parent-style-name="Standard">
      <style:text-properties officeooo:rsid="00299845" officeooo:paragraph-rsid="00299845"/>
    </style:style>
    <style:style style:name="P15" style:family="paragraph" style:parent-style-name="Standard">
      <style:text-properties officeooo:rsid="002a9453" officeooo:paragraph-rsid="002a9453"/>
    </style:style>
    <style:style style:name="P16" style:family="paragraph" style:parent-style-name="Standard">
      <style:text-properties style:font-name="Verdana" fo:font-weight="bold" officeooo:paragraph-rsid="002f1467" style:font-weight-asian="bold"/>
    </style:style>
    <style:style style:name="P17" style:family="paragraph" style:parent-style-name="Standard">
      <style:text-properties style:font-name="Verdana" fo:font-weight="bold" officeooo:paragraph-rsid="003575bb" style:font-weight-asian="bold"/>
    </style:style>
    <style:style style:name="P18" style:family="paragraph" style:parent-style-name="Standard">
      <style:text-properties style:font-name="Verdana" officeooo:paragraph-rsid="002f1467"/>
    </style:style>
    <style:style style:name="P19" style:family="paragraph" style:parent-style-name="Standard">
      <style:text-properties style:font-name="Verdana" fo:font-weight="normal" officeooo:rsid="002f51aa" officeooo:paragraph-rsid="002f51aa" style:font-weight-asian="normal" style:font-weight-complex="normal"/>
    </style:style>
    <style:style style:name="P20" style:family="paragraph" style:parent-style-name="Standard">
      <style:text-properties style:font-name="Verdana" officeooo:rsid="002f51aa" officeooo:paragraph-rsid="002f51aa"/>
    </style:style>
    <style:style style:name="P21" style:family="paragraph" style:parent-style-name="Standard">
      <style:text-properties style:font-name="Verdana" officeooo:rsid="00311d30" officeooo:paragraph-rsid="00311d30"/>
    </style:style>
    <style:style style:name="P22" style:family="paragraph" style:parent-style-name="Standard">
      <style:text-properties style:font-name="Verdana" officeooo:paragraph-rsid="003575bb"/>
    </style:style>
    <style:style style:name="P23" style:family="paragraph" style:parent-style-name="Standard">
      <style:paragraph-properties fo:text-align="center" style:justify-single-word="false"/>
      <style:text-properties officeooo:paragraph-rsid="002f1467"/>
    </style:style>
    <style:style style:name="P24" style:family="paragraph" style:parent-style-name="Standard">
      <style:paragraph-properties fo:text-align="center" style:justify-single-word="false"/>
      <style:text-properties officeooo:paragraph-rsid="003575bb"/>
    </style:style>
    <style:style style:name="P25" style:family="paragraph" style:parent-style-name="Standard">
      <style:text-properties officeooo:paragraph-rsid="002f1467"/>
    </style:style>
    <style:style style:name="P26" style:family="paragraph" style:parent-style-name="Standard">
      <style:text-properties officeooo:paragraph-rsid="003575bb"/>
    </style:style>
    <style:style style:name="P27" style:family="paragraph" style:parent-style-name="Standard">
      <style:paragraph-properties fo:break-before="page"/>
      <style:text-properties officeooo:rsid="001735f4" officeooo:paragraph-rsid="001735f4"/>
    </style:style>
    <style:style style:name="P28" style:family="paragraph" style:parent-style-name="Standard">
      <style:paragraph-properties fo:break-before="page"/>
      <style:text-properties officeooo:rsid="001735f4" officeooo:paragraph-rsid="00201ba8"/>
    </style:style>
    <style:style style:name="P29" style:family="paragraph" style:parent-style-name="Standard">
      <style:paragraph-properties fo:break-before="page"/>
      <style:text-properties officeooo:rsid="00201ba8" officeooo:paragraph-rsid="00201ba8"/>
    </style:style>
    <style:style style:name="P30" style:family="paragraph" style:parent-style-name="Standard">
      <style:paragraph-properties fo:margin-left="-0.2957in" fo:margin-right="0in" fo:text-indent="0in" style:auto-text-indent="false"/>
      <style:text-properties style:font-name="Verdana" fo:font-weight="bold" officeooo:paragraph-rsid="002f1467" style:font-weight-asian="bold"/>
    </style:style>
    <style:style style:name="P31" style:family="paragraph" style:parent-style-name="Standard">
      <style:paragraph-properties fo:margin-left="-0.2957in" fo:margin-right="0in" fo:text-indent="0in" style:auto-text-indent="false"/>
      <style:text-properties style:font-name="Verdana" fo:font-weight="bold" officeooo:paragraph-rsid="003575bb" style:font-weight-asian="bold"/>
    </style:style>
    <style:style style:name="P32" style:family="paragraph" style:parent-style-name="Standard">
      <style:paragraph-properties fo:margin-left="-0.2957in" fo:margin-right="0in" fo:text-indent="0in" style:auto-text-indent="false"/>
      <style:text-properties officeooo:paragraph-rsid="002f1467"/>
    </style:style>
    <style:style style:name="P33" style:family="paragraph" style:parent-style-name="Standard" style:master-page-name="Standard">
      <style:paragraph-properties fo:margin-left="-0.2957in" fo:margin-right="0in" fo:text-indent="0in" style:auto-text-indent="false" style:page-number="auto" fo:break-before="page"/>
      <style:text-properties officeooo:rsid="002f1467" officeooo:paragraph-rsid="002f1467"/>
    </style:style>
    <style:style style:name="P34" style:family="paragraph" style:parent-style-name="Standard" style:master-page-name="Standard">
      <style:paragraph-properties fo:margin-left="-0.2957in" fo:margin-right="0in" fo:text-indent="0in" style:auto-text-indent="false" style:page-number="auto" fo:break-before="page"/>
      <style:text-properties officeooo:paragraph-rsid="003575b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dd937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dd937" style:font-style-asian="normal" style:font-weight-asian="normal" style:font-style-complex="normal" style:font-weight-complex="normal"/>
    </style:style>
    <style:style style:name="T7" style:family="text">
      <style:text-properties officeooo:rsid="00212431"/>
    </style:style>
    <style:style style:name="T8" style:family="text">
      <style:text-properties officeooo:rsid="0022618e"/>
    </style:style>
    <style:style style:name="T9" style:family="text">
      <style:text-properties officeooo:rsid="002532b2"/>
    </style:style>
    <style:style style:name="T10" style:family="text">
      <style:text-properties officeooo:rsid="00280f7a"/>
    </style:style>
    <style:style style:name="T11" style:family="text">
      <style:text-properties officeooo:rsid="002a4a89"/>
    </style:style>
    <style:style style:name="T12" style:family="text">
      <style:text-properties officeooo:rsid="002b159a"/>
    </style:style>
    <style:style style:name="T13" style:family="text">
      <style:text-properties style:font-name="Verdana" fo:font-weight="bold" style:font-weight-asian="bold"/>
    </style:style>
    <style:style style:name="T14" style:family="text">
      <style:text-properties style:font-name="Verdana" fo:font-weight="bold" officeooo:rsid="002f51aa" style:font-weight-asian="bold"/>
    </style:style>
    <style:style style:name="T15" style:family="text">
      <style:text-properties style:font-name="Verdana" fo:font-weight="bold" officeooo:rsid="003575bb" style:font-weight-asian="bold"/>
    </style:style>
    <style:style style:name="T16" style:family="text">
      <style:text-properties style:font-name="Verdana" fo:language="en" fo:country="GB" fo:font-weight="bold" style:font-weight-asian="bold"/>
    </style:style>
    <style:style style:name="T17" style:family="text">
      <style:text-properties style:font-name="Verdana" fo:language="en" fo:country="GB" fo:font-weight="bold" officeooo:rsid="002f51aa" style:font-weight-asian="bold"/>
    </style:style>
    <style:style style:name="T18" style:family="text">
      <style:text-properties style:font-name="Verdana" fo:language="en" fo:country="GB" fo:font-weight="bold" officeooo:rsid="003575bb" style:font-weight-asian="bold"/>
    </style:style>
    <style:style style:name="T19" style:family="text">
      <style:text-properties officeooo:rsid="00311d30"/>
    </style:style>
    <style:style style:name="T20" style:family="text">
      <style:text-properties officeooo:rsid="003148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orblad</text:p>
      <text:p text:style-name="P27">Inhoudsopgave</text:p>
      <text:p text:style-name="P28">Verlkarende woordenlijst</text:p>
      <text:p text:style-name="P28">Inleiding</text:p>
      <text:p text:style-name="P28">Usecase descriptions</text:p>
      <text:p text:style-name="P1"/>
      <text:p text:style-name="P3">Beheren klantgegevens:<text:span text:style-name="T1"><text:line-break/>Medewerkens van Rent-It kunnen klantgegevens aanmaken, bekijken, aanpassen of verwijderen. (Inactief maken)</text:span></text:p>
      <text:p text:style-name="P3"><text:span text:style-name="T1"/></text:p>
      <text:p text:style-name="P4">Beheren autoinformatie:<text:span text:style-name="T1"><text:line-break/>Medewerkers kunnen autofinformatie beheren (zie </text:span><text:span text:style-name="T2">Beheren klantgegevens</text:span><text:span text:style-name="T5">).</text:span></text:p>
      <text:p text:style-name="P4"><text:span text:style-name="T5"/></text:p>
      <text:p text:style-name="P5"><text:span text:style-name="T3">Registreren:</text:span></text:p>
      <text:p text:style-name="P6"><text:span text:style-name="T5">Personen kunnen zich als klant registreren.</text:span></text:p>
      <text:p text:style-name="P6"><text:span text:style-name="T5"/></text:p>
      <text:p text:style-name="P6"><text:span text:style-name="T3">Reserveren auto:</text:span><text:span text:style-name="T5"><text:line-break/></text:span><text:span text:style-name="T6">De klant kan een auto kiezen op de website en deze reserveren.</text:span></text:p>
      <text:p text:style-name="P6"><text:span text:style-name="T6"/></text:p>
      <text:p text:style-name="P7"><text:span text:style-name="T4">B</text:span><text:span text:style-name="T3">erekenen kosten:</text:span><text:span text:style-name="T5"><text:line-break/>De applicatie berekent de kosten op basis van de gegevens van de reservering.</text:span></text:p>
      <text:p text:style-name="P7"><text:span text:style-name="T5"/></text:p>
      <text:p text:style-name="P8"><text:span text:style-name="T3">Gebruiken auto:</text:span><text:span text:style-name="T5"><text:line-break/>De klant gebruikt de auto</text:span></text:p>
      <text:p text:style-name="P29">Randvoorwaarden</text:p>
      <text:p text:style-name="P9">Automatische afschrijving wordt ondergebracht bij een externe partij</text:p>
      <text:p text:style-name="P1"/>
      <text:p text:style-name="P1">Functionele – niet functionele eisen</text:p>
      <text:p text:style-name="P1"/>
      <text:p text:style-name="P12">Functionele eisen:</text:p>
      <text:p text:style-name="P11">- Bij het registreren dient goedkeuring verleend te worden voor automatische afschrijvingen.</text:p>
      <text:p text:style-name="P11">- <text:span text:style-name="T7">Een klant moet met het emailadres als gebruikersnaam en het pasnummer als wachtwoord kunnen inloggen in het systeem.</text:span></text:p>
      <text:p text:style-name="P11">- <text:span text:style-name="T8">De website moet inzichtelijk maken waar auto’s geparkeerd staan per stad.</text:span></text:p>
      <text:p text:style-name="P11">- <text:span text:style-name="T8">De website moet aangeven of auto’s beschikbaar zijn.</text:span></text:p>
      <text:p text:style-name="P11">- <text:span text:style-name="T8">Bij het gebruik van de auto, gebruiken klanten het lidmaatschapspasje als sleutel.<text:line-break/>- Na het gebruik van de auto (als er is uitgechecked), wordt er via een externe partij automatisch afgerekend.</text:span></text:p>
      <text:p text:style-name="P11">- <text:span text:style-name="T9">Het is niet toegestaan om de auto te parkeren op de RedCars parkeerplaats zonder uit te checken.</text:span></text:p>
      <text:p text:style-name="P11">- <text:span text:style-name="T9">Een klant kan uit meerdere vormen van abonnementen kiezen.</text:span></text:p>
      <text:p text:style-name="P11">- <text:span text:style-name="T9">Een klant kan uit meerdere types auto’s kiezen.</text:span></text:p>
      <text:p text:style-name="P11">- <text:span text:style-name="T9">Bij overschrijding van de gereserveerde periode wordt het huurbedrag als boete berekend.</text:span></text:p>
      <text:p text:style-name="P11">- <text:span text:style-name="T10">Bij overschrijding van de gereserveerde periode worden de extra overschreven uren apart per uur verrekend.</text:span></text:p>
      <text:p text:style-name="P11">- <text:span text:style-name="T11">Het is niet mogelijk om een auto te reserveren zolang er een betalingsachterstand is.</text:span></text:p>
      <text:p text:style-name="P11">- <text:span text:style-name="T11">Het is niet mogelijk om in te checken zolang er een betalingsachterstand is.</text:span></text:p>
      <text:p text:style-name="P15">- <text:span text:style-name="T12">Het mag niet mogelijk zijn om meerdere malen ingechecked te zijn.</text:span></text:p>
      <text:p text:style-name="P11"/>
      <text:p text:style-name="P13">Performance:</text:p>
      <text:p text:style-name="P13">- Functionele eis 1.3 moet eenvoudig en snel kunnen</text:p>
      <text:p text:style-name="P13">- </text:p>
      <text:p text:style-name="P13"/>
      <text:p text:style-name="P14">Supportability:</text:p>
      <text:p text:style-name="P14">- Types van auto’s moeten erg eenvoudig uitbreidbaar zijn.</text:p>
      <text:p text:style-name="P14">- Types van abonnementen moeten erg eenvoudig uitbreidbaar zijn.</text:p>
      <text:p text:style-name="P14">- </text:p>
      <text:p text:style-name="P14"/>
      <text:p text:style-name="P27">Use case diagrams</text:p>
      <text:p text:style-name="P33"><text:span text:style-name="T13">Fully dressed use cases:</text:span></text:p>
      <text:p text:style-name="P32"><text:span text:style-name="T13">Use Case: </text:span><text:span text:style-name="T14">Registreren</text:span></text:p>
      <text:p text:style-name="P3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5"><text:span text:style-name="T16">Primary actor: </text:span><text:span text:style-name="T17">Klant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5"><text:span text:style-name="T13">Stakeholders and Interests: </text:span><text:span text:style-name="T14">Systeem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5"><text:span text:style-name="T13">Brief description:</text:span></text:p>
            <text:p text:style-name="P19">Een persoon wil zich registreren om klant te worden.</text:p>
            <text:p text:style-name="P19">(De use case kan op elk moment worden gestopt, waarna de staat van het systeem terug gaat naar de pre-condities.)</text:p>
            <text:p text:style-name="P16"/>
            <text:p text:style-name="P16"/>
            <text:p text:style-name="P16"/>
            <text:p text:style-name="P16"/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5"><text:span text:style-name="T13">Preconditions: </text:span></text:p>
            <text:p text:style-name="P19"/>
            <text:p text:style-name="P16"/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25"><text:span text:style-name="T13">Postconditions (Success Guarantee): </text:span></text:p>
            <text:p text:style-name="P19">- De gegevens van de klant zijn in de database verwerkt<text:line-break/>- (Iets met dat pasje wordt aangemaakt?)</text:p>
            <text:p text:style-name="P16"/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25"><text:span text:style-name="T16">Main Success Scenario (Basic Flow):</text:span></text:p>
          </table:table-cell>
          <table:covered-table-cell/>
        </table:table-row>
        <table:table-row table:style-name="Table1.7">
          <table:table-cell table:style-name="Table1.A1" office:value-type="string">
            <text:p text:style-name="P23"><text:span text:style-name="T16">Actor Action</text:span></text:p>
          </table:table-cell>
          <table:table-cell table:style-name="Table1.A1" office:value-type="string">
            <text:p text:style-name="P23"><text:span text:style-name="T16">System Responsibility</text:span></text:p>
          </table:table-cell>
        </table:table-row>
        <table:table-row table:style-name="Table1.8">
          <table:table-cell table:style-name="Table1.A1" office:value-type="string">
            <text:p text:style-name="P18"/>
            <text:p text:style-name="P20">1. De persoon geeft aan zich te willen registreren.</text:p>
            <text:p text:style-name="P18"/>
            <text:p text:style-name="P20">3. De persoon vult de NAW-gegevens, emailadres en bankrekeningnummer in.</text:p>
            <text:p text:style-name="P20"/>
            <text:p text:style-name="P20">4. De persoon verleend goedkeuring voor automatische afschrijving.</text:p>
            <text:p text:style-name="P18"/>
          </table:table-cell>
          <table:table-cell table:style-name="Table1.A1" office:value-type="string">
            <text:p text:style-name="P20"/>
            <text:p text:style-name="P20">2. Het systeem geeft de persoon de mogelijkheid om gegevens in te voeren.</text:p>
            <text:p text:style-name="P20"/>
            <text:p text:style-name="P20"/>
            <text:p text:style-name="P20"/>
            <text:p text:style-name="P20"/>
            <text:p text:style-name="P20"/>
            <text:p text:style-name="P20">5. Het systeem verwerkt de gegevens.</text:p>
          </table:table-cell>
        </table:table-row>
        <table:table-row table:style-name="Table1.6">
          <table:table-cell table:style-name="Table1.A1" table:number-columns-spanned="2" office:value-type="string">
            <text:p text:style-name="P25"><text:span text:style-name="T13">Extensions (Alternative Flow):</text:span></text:p>
          </table:table-cell>
          <table:covered-table-cell/>
        </table:table-row>
        <table:table-row table:style-name="Table1.10">
          <table:table-cell table:style-name="Table1.A1" office:value-type="string">
            <text:p text:style-name="P18"/>
            <text:p text:style-name="P18"/>
            <text:p text:style-name="P18"/>
          </table:table-cell>
          <table:table-cell table:style-name="Table1.A1" office:value-type="string">
            <text:p text:style-name="P18"/>
            <text:p text:style-name="P20">A5<text:span text:style-name="T20">a. Het systeem geeft aan dat de ingevulde gegevens niet kloppen of incompleet zijn.</text:span></text:p>
            <text:p text:style-name="P21">A5<text:span text:style-name="T20">b</text:span>. Ga terug naar stap 3 van de Main Success Scenario</text:p>
          </table:table-cell>
        </table:table-row>
      </table:table>
      <text:p text:style-name="P2"/>
      <text:p text:style-name="P34"><text:span text:style-name="T13">Use Case: </text:span><text:span text:style-name="T15">Berekenen kosten</text:span></text:p>
      <text:p text:style-name="P3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6"><text:span text:style-name="T16">Primary actor: </text:span><text:span text:style-name="T18">Klant</text:span></text:p>
          </table:table-cell>
          <table:covered-table-cell/>
        </table:table-row>
        <table:table-row table:style-name="Table2.2">
          <table:table-cell table:style-name="Table2.A1" table:number-columns-spanned="2" office:value-type="string">
            <text:p text:style-name="P26"><text:span text:style-name="T13">Stakeholders and Interests: </text:span><text:span text:style-name="T15">Systeem</text:span></text:p>
          </table:table-cell>
          <table:covered-table-cell/>
        </table:table-row>
        <table:table-row table:style-name="Table2.2">
          <table:table-cell table:style-name="Table2.A1" table:number-columns-spanned="2" office:value-type="string">
            <text:p text:style-name="P26"><text:span text:style-name="T13">Brief description:</text:span></text:p>
            <text:p text:style-name="P17"/>
            <text:p text:style-name="P17"/>
            <text:p text:style-name="P17"/>
            <text:p text:style-name="P17"/>
            <text:p text:style-name="P17"/>
          </table:table-cell>
          <table:covered-table-cell/>
        </table:table-row>
        <table:table-row table:style-name="Table2.2">
          <table:table-cell table:style-name="Table2.A1" table:number-columns-spanned="2" office:value-type="string">
            <text:p text:style-name="P26"><text:span text:style-name="T13">Preconditions: </text:span></text:p>
            <text:p text:style-name="P17"/>
            <text:p text:style-name="P17"/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26"><text:span text:style-name="T13">Postconditions (Success Guarantee): </text:span></text:p>
            <text:p text:style-name="P17"/>
            <text:p text:style-name="P17"/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26"><text:span text:style-name="T16">Main Success Scenario (Basic Flow):</text:span></text:p>
          </table:table-cell>
          <table:covered-table-cell/>
        </table:table-row>
        <table:table-row table:style-name="Table2.7">
          <table:table-cell table:style-name="Table2.A1" office:value-type="string">
            <text:p text:style-name="P24"><text:span text:style-name="T16">Actor Action</text:span></text:p>
          </table:table-cell>
          <table:table-cell table:style-name="Table2.A1" office:value-type="string">
            <text:p text:style-name="P24"><text:span text:style-name="T16">System Responsibility</text:span></text:p>
          </table:table-cell>
        </table:table-row>
        <table:table-row table:style-name="Table2.8">
          <table:table-cell table:style-name="Table2.A1" office:value-type="string"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</table:table-cell>
          <table:table-cell table:style-name="Table2.A1" office:value-type="string">
            <text:p text:style-name="P22"/>
          </table:table-cell>
        </table:table-row>
        <table:table-row table:style-name="Table2.6">
          <table:table-cell table:style-name="Table2.A1" table:number-columns-spanned="2" office:value-type="string">
            <text:p text:style-name="P26"><text:span text:style-name="T13">Extensions (Alternative Flow):</text:span></text:p>
          </table:table-cell>
          <table:covered-table-cell/>
        </table:table-row>
        <text:soft-page-break/>
        <table:table-row table:style-name="Table2.10">
          <table:table-cell table:style-name="Table2.A1" office:value-type="string"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</table:table-cell>
          <table:table-cell table:style-name="Table2.A1" office:value-type="string">
            <text:p text:style-name="P22"/>
          </table:table-cell>
        </table:table-row>
        <table:table-row table:style-name="Table2.11">
          <table:table-cell table:style-name="Table2.A1" table:number-columns-spanned="2" office:value-type="string">
            <text:p text:style-name="P22"/>
          </table:table-cell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1:46:12.185544282</meta:creation-date>
    <dc:date>2017-10-11T16:52:09.777707994</dc:date>
    <meta:editing-duration>PT4H15M38S</meta:editing-duration>
    <meta:editing-cycles>27</meta:editing-cycles>
    <meta:generator>LibreOffice/5.1.6.2$Linux_X86_64 LibreOffice_project/10m0$Build-2</meta:generator>
    <meta:document-statistic meta:table-count="2" meta:image-count="0" meta:object-count="0" meta:page-count="10" meta:paragraph-count="68" meta:word-count="492" meta:character-count="3311" meta:non-whitespace-character-count="2880"/>
  </office:meta>
</office:document-meta>
</file>